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79296" officeooo:paragraph-rsid="00179296"/>
    </style:style>
    <style:style style:name="P2" style:family="paragraph" style:parent-style-name="Text_20_body">
      <style:text-properties officeooo:rsid="00187582" officeooo:paragraph-rsid="00187582"/>
    </style:style>
    <style:style style:name="P3" style:family="paragraph" style:parent-style-name="Text_20_body">
      <style:text-properties officeooo:rsid="001a6660" officeooo:paragraph-rsid="001a6660"/>
    </style:style>
    <style:style style:name="P4" style:family="paragraph" style:parent-style-name="Text_20_body">
      <style:text-properties officeooo:rsid="001ba914" officeooo:paragraph-rsid="001ba914"/>
    </style:style>
    <style:style style:name="P5" style:family="paragraph" style:parent-style-name="Text_20_body">
      <style:text-properties fo:color="#800000" fo:font-size="14pt" officeooo:rsid="001ba914" officeooo:paragraph-rsid="001ba914" style:font-size-asian="14pt" style:font-size-complex="14pt"/>
    </style:style>
    <style:style style:name="P6" style:family="paragraph" style:parent-style-name="Text_20_body">
      <style:text-properties fo:color="#800000" fo:font-size="14pt" officeooo:rsid="00187582" officeooo:paragraph-rsid="00187582" style:font-size-asian="14pt" style:font-size-complex="14pt"/>
    </style:style>
    <style:style style:name="P7" style:family="paragraph" style:parent-style-name="Text_20_body">
      <style:text-properties fo:color="#800000" fo:font-size="14pt" officeooo:rsid="001a6660" officeooo:paragraph-rsid="001a6660" style:font-size-asian="14pt" style:font-size-complex="14pt"/>
    </style:style>
    <style:style style:name="T1" style:family="text">
      <style:text-properties officeooo:rsid="001d2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I/O :</text:p>
      <text:p text:style-name="P1">java in put out put is used to process the input and produce the output. Java uses the concepts of stream to make I/o operations fast.</text:p>
      <text:p text:style-name="P6">OutputStream:</text:p>
      <text:p text:style-name="P2"><text:s text:c="4"/>FileOutputStream </text:p>
      <text:p text:style-name="P2"><text:s text:c="4"/>ByteArrayOutputStream</text:p>
      <text:p text:style-name="P2"><text:s text:c="4"/>FilterOutputStream -----→DataOutputStream, BufferedOutputStream , PrintStream</text:p>
      <text:p text:style-name="P2"><text:s text:c="4"/>PipedOutputStream </text:p>
      <text:p text:style-name="P2"><text:s text:c="4"/>ObjectOutputStream</text:p>
      <text:p text:style-name="P7">InputStream:</text:p>
      <text:p text:style-name="P4"><text:s text:c="6"/>FileInputstream</text:p>
      <text:p text:style-name="P4"><text:s text:c="6"/>ByteArrayInputStream</text:p>
      <text:p text:style-name="P4"><text:s text:c="6"/>filterInputStream---→DatainputStream,BufferedInputStream,PushBackInputStream</text:p>
      <text:p text:style-name="P4"><text:s text:c="6"/>PipedInputStream</text:p>
      <text:p text:style-name="P4"><text:s text:c="6"/>ObjectInputStream</text:p>
      <text:p text:style-name="P5">java BufferedOutputStream class:</text:p>
      <text:p text:style-name="Text_20_body"><text:s text:c="6"/><text:span text:style-name="T1">java BufferedOutput stream class is used for buffering an outputsream.it internally uses buffer to store data. it adds more efficiency than to write data directly into a stream. it makes performance fast.</text:span></text:p>
      <text:p text:style-name="Text_20_body"><text:s text:c="9"/></text:p>
      <text:p text:style-name="P4"/>
      <text:p text:style-name="P3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12:53.928408137</meta:creation-date>
    <meta:editing-duration>PT5M18S</meta:editing-duration>
    <meta:editing-cycles>2</meta:editing-cycles>
    <meta:generator>LibreOffice/5.3.6.1$Linux_X86_64 LibreOffice_project/30$Build-1</meta:generator>
    <dc:date>2019-12-02T14:18:07.257198869</dc:date>
    <meta:document-statistic meta:table-count="0" meta:image-count="0" meta:object-count="0" meta:page-count="1" meta:paragraph-count="18" meta:word-count="82" meta:character-count="776" meta:non-whitespace-character-count="634"/>
  </office:meta>
</office:document-meta>
</file>